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text-shadow="1pt 1pt" fo:font-weight="bold" style:font-weight-asian="bold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text-properties fo:font-family="'Courier New'" style:font-family-generic="modern" style:font-pitch="fixed" fo:font-size="14pt" style:font-size-asian="14pt" style:font-size-complex="14pt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color="#008000"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Courier New'" style:font-family-generic="modern" style:font-pitch="fixed" fo:font-size="12pt" style:font-size-asian="12pt" style:font-size-complex="12pt"/>
    </style:style>
    <style:style style:name="T8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54cm" svg:height="2.54cm" svg:x="4.445cm" svg:y="3.1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layer="layout" svg:width="10.16cm" svg:height="15.24cm" svg:x="13.335cm" svg:y="1.90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6.35cm" svg:height="2.54cm" svg:x="15.24cm" svg:y="12.7cm">
          <text:p text:style-name="P1">SIP depos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2.54cm" svg:x="15.24cm" svg:y="6.985cm">
          <text:p text:style-name="P1">File deposit</text:p>
          <draw:enhanced-geometry svg:viewBox="0 0 21600 21600" draw:type="rectangle" draw:enhanced-path="M 0 0 L 21600 0 21600 21600 0 21600 0 0 Z N"/>
        </draw:custom-shape>
        <draw:frame draw:style-name="gr4" draw:layer="layout" svg:width="10.16cm" svg:height="0.962cm" svg:x="13.335cm" svg:y="0.635cm">
          <draw:text-box>
            <text:p text:style-name="P1">SWORD/APP Service</text:p>
          </draw:text-box>
        </draw:frame>
        <draw:frame draw:style-name="gr5" draw:layer="layout" svg:width="3.597cm" svg:height="0.962cm" svg:x="16.51cm" svg:y="4.753cm">
          <draw:text-box>
            <text:p>Collections</text:p>
          </draw:text-box>
        </draw:frame>
        <draw:line draw:style-name="gr6" draw:text-style-name="P1" draw:layer="layout" svg:x1="6.985cm" svg:y1="5.715cm" svg:x2="15.24cm" svg:y2="13.335cm">
          <text:p/>
        </draw:line>
        <draw:line draw:style-name="gr6" draw:text-style-name="P1" draw:layer="layout" svg:x1="14.605cm" svg:y1="14.605cm" svg:x2="6.35cm" svg:y2="5.715cm">
          <text:p/>
        </draw:line>
        <draw:line draw:style-name="gr6" draw:text-style-name="P1" draw:layer="layout" svg:x1="7.62cm" svg:y1="4.445cm" svg:x2="14.605cm" svg:y2="7.62cm">
          <text:p/>
        </draw:line>
        <draw:line draw:style-name="gr6" draw:text-style-name="P1" draw:layer="layout" svg:x1="14.605cm" svg:y1="8.89cm" svg:x2="7.62cm" svg:y2="5.08cm">
          <text:p/>
        </draw:line>
        <draw:frame draw:style-name="gr5" draw:layer="layout" svg:width="0.853cm" svg:height="0.962cm" svg:x="12.482cm" svg:y="5.715cm">
          <draw:text-box>
            <text:p>1</text:p>
          </draw:text-box>
        </draw:frame>
        <draw:frame draw:style-name="gr7" draw:layer="layout" svg:width="0.853cm" svg:height="2.232cm" svg:x="12.492cm" svg:y="6.985cm">
          <draw:text-box>
            <text:p>2</text:p>
          </draw:text-box>
        </draw:frame>
        <draw:frame draw:style-name="gr5" draw:layer="layout" svg:width="0.853cm" svg:height="0.962cm" svg:x="12.482cm" svg:y="10.16cm">
          <draw:text-box>
            <text:p>3</text:p>
          </draw:text-box>
        </draw:frame>
        <draw:frame draw:style-name="gr5" draw:layer="layout" svg:width="0.853cm" svg:height="0.962cm" svg:x="12.482cm" svg:y="11.738cm">
          <draw:text-box>
            <text:p>4</text:p>
          </draw:text-box>
        </draw:frame>
        <draw:frame draw:style-name="gr4" draw:layer="layout" svg:width="7.62cm" svg:height="3.806cm" svg:x="1.27cm" svg:y="9.525cm">
          <draw:text-box>
            <text:p>0) Get service document</text:p>
            <text:p>1) Deposit File</text:p>
            <text:p>2) Get Reference URI</text:p>
            <text:p>3) Deposit SIP</text:p>
            <text:p>4) Get Deposit Status</text:p>
          </draw:text-box>
        </draw:frame>
        <draw:line draw:style-name="gr8" draw:text-style-name="P1" draw:layer="layout" svg:x1="7.62cm" svg:y1="3.81cm" svg:x2="12.7cm" svg:y2="3.81cm">
          <text:p/>
        </draw:line>
        <draw:frame draw:style-name="gr5" draw:layer="layout" svg:width="0.853cm" svg:height="0.962cm" svg:x="12.482cm" svg:y="2.848cm">
          <draw:text-box>
            <text:p>0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0) Service docu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http://dataconservancy.org/deposit/</text:p>
              </text:list-item>
              <text:list-item>
                <text:p>Specified by AtomPub</text:p>
                <text:list>
                  <text:list-item>
                    <text:p>Enumerates depositable collections, organized into “workspaces”</text:p>
                  </text:list-item>
                  <text:list-item>
                    <text:p>Enumerates their accepted content types</text:p>
                  </text:list-item>
                </text:list>
              </text:list-item>
              <text:list-item>
                <text:p>With SWORD extensions</text:p>
                <text:list>
                  <text:list-item>
                    <text:p>Enumerates the accepted packaging</text:p>
                  </text:list-item>
                  <text:list-item>
                    <text:p>Lists other characteristics – policy, treatment, whether mediation is allowed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6.67cm" svg:height="14.651cm" svg:x="0.635cm" svg:y="0.635cm">
          <draw:text-box>
            <text:p><text:span text:style-name="T1">&lt;service xmlns:app&gt;</text:span></text:p>
            <text:p><text:span text:style-name="T1"><text:s text:c="3"/></text:span><text:span text:style-name="T1">&lt;sword:version&gt;1.3&lt;/sword:version&gt;</text:span></text:p>
            <text:p><text:span text:style-name="T1"><text:s text:c="3"/></text:span><text:span text:style-name="T1">&lt;sword:maxUploadSize&gt;12345678&lt;/sword:maxUploadSize&gt;</text:span></text:p>
            <text:p><text:span text:style-name="T1"><text:s text:c="3"/></text:span><text:span text:style-name="T1">&lt;workspace&gt;</text:span></text:p>
            <text:p><text:span text:style-name="T1"><text:s text:c="6"/></text:span><text:span text:style-name="T1">&lt;atom:title&gt;Basic Deposit&lt;/atom:title&gt;</text:span></text:p>
            <text:p><text:span text:style-name="T1"><text:s text:c="6"/></text:span><text:span text:style-name="T1">&lt;collection href=”</text:span><text:span text:style-name="T2">http://dataconservancy.org/deposit/sip</text:span><text:span text:style-name="T1">”&gt;</text:span></text:p>
            <text:p><text:span text:style-name="T1"><text:s text:c="8"/></text:span><text:span text:style-name="T1">&lt;atom:title&gt;SIP deposit&lt;/atom:title&gt;</text:span></text:p>
            <text:p><text:span text:style-name="T1"><text:s text:c="8"/></text:span><text:span text:style-name="T1">&lt;accept&gt;application/xml&lt;/accept&gt;</text:span></text:p>
            <text:p><text:span text:style-name="T1"><text:s text:c="8"/></text:span><text:span text:style-name="T1">&lt;sword:acceptPackaging&gt;</text:span><text:span text:style-name="T1"><text:a xlink:href="http://dataconservancy.org/schemas/dcp/1.0">http://dataconservancy.org/schemas/dcp/1.0</text:a></text:span></text:p>
            <text:p><text:span text:style-name="T1"><text:s text:c="8"/></text:span><text:span text:style-name="T1">&lt;/sword:acceptPackaging&gt;</text:span></text:p>
            <text:p><text:span text:style-name="T1"><text:s text:c="8"/></text:span><text:span text:style-name="T1">&lt;sword:mediation&gt;false&lt;/sword:mediation&gt;</text:span></text:p>
            <text:p><text:span text:style-name="T1"><text:s text:c="6"/></text:span><text:span text:style-name="T1">&lt;/collection&gt;</text:span></text:p>
            <text:p><text:span text:style-name="T1"><text:s text:c="6"/></text:span><text:span text:style-name="T1">&lt;collection href=”</text:span><text:span text:style-name="T2">http://dataconservancy.org/deposit/file</text:span><text:span text:style-name="T1">”&gt;</text:span></text:p>
            <text:p><text:span text:style-name="T1"><text:s text:c="8"/></text:span><text:span text:style-name="T1">&lt;atom:title&gt;File Upload&lt;/atom:title&gt;</text:span></text:p>
            <text:p><text:span text:style-name="T1"><text:s text:c="8"/></text:span><text:span text:style-name="T1">&lt;accept&gt;*/*&lt;/accept&gt;</text:span></text:p>
            <text:p><text:span text:style-name="T1"><text:s text:c="8"/></text:span><text:span text:style-name="T1">&lt;sword:mediation&gt;false&lt;/sword:mediation&gt;</text:span></text:p>
            <text:p><text:span text:style-name="T1"><text:s text:c="6"/></text:span><text:span text:style-name="T1">&lt;/collection&gt;</text:span></text:p>
            <text:p><text:span text:style-name="T1"><text:s text:c="3"/></text:span><text:span text:style-name="T1">&lt;/workspace&gt;</text:span></text:p>
            <text:p><text:span text:style-name="T1">&lt;/service&gt;</text:span></text:p>
          </draw:text-box>
        </draw:frame>
        <draw:frame draw:style-name="gr5" draw:text-style-name="P3" draw:layer="layout" svg:width="23.077cm" svg:height="3.554cm" svg:x="1.688cm" svg:y="15.875cm">
          <draw:text-box>
            <text:list text:style-name="L1">
              <text:list-item>
                <text:p><text:span text:style-name="T3"><text:s/></text:span><text:span text:style-name="T3">Links to SIP and file collections</text:span></text:p>
              </text:list-item>
              <text:list-item>
                <text:p><text:span text:style-name="T3"><text:s/></text:span><text:span text:style-name="T3">Specifies Dcp/XML as the only packaging for SIPs</text:span></text:p>
              </text:list-item>
              <text:list-item>
                <text:p><text:span text:style-name="T3"><text:s/></text:span><text:span text:style-name="T3">Specifies any file accepted for file upload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File Deposit &amp; Respons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ptional – used when one has private content (somewhere) and wants to upload it to the data conservancy server</text:p>
              </text:list-item>
              <text:list-item>
                <text:p>Opaque URI is returned. <text:s/>Used for referring to file content in a subsequent SIP. <text:s/>Actually, an entire status document is returned, which contains the URI</text:p>
              </text:list-item>
              <text:list-item>
                <text:p>Uploaded file is considered temporary until it is accepted into the DCS through reference by an accepted SIP.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1) File Deposit</text:p>
          </draw:text-box>
        </draw:frame>
        <draw:frame draw:style-name="gr10" draw:layer="layout" svg:width="24.13cm" svg:height="7.442cm" svg:x="1.905cm" svg:y="8.255cm">
          <draw:text-box>
            <text:p><text:span text:style-name="T4">POST /deposit/file</text:span></text:p>
            <text:p><text:span text:style-name="T4">Host:dataconservancy.org</text:span></text:p>
            <text:p><text:span text:style-name="T4">Content-Type: image/jpg</text:span></text:p>
            <text:p><text:span text:style-name="T4">Content-Disposition: filename=one.jpg</text:span></text:p>
            <text:p><text:span text:style-name="T4">Content-MD5: GcJfVu207OPHDUTQgSSGsA==</text:span></text:p>
            <text:p><text:span text:style-name="T4">Digest:SHA=4TGfZP5L/llIKhQ48q7p6nxYSuo=,TIGER=/MJk32csHNHEGFX6</text:span></text:p>
            <text:p><text:span text:style-name="T4">iHOD3MogE/nAR4rx</text:span></text:p>
            <text:p><text:span text:style-name="T4"/></text:p>
            <text:p><text:span text:style-name="T4"/></text:p>
            <text:p><text:s/></text:p>
          </draw:text-box>
        </draw:frame>
        <draw:frame draw:style-name="gr11" draw:layer="layout" svg:width="24.765cm" svg:height="3.554cm" svg:x="1.27cm" svg:y="4.445cm">
          <draw:text-box>
            <text:p><text:span text:style-name="T3">File upload is simply a standard http post, with no special requirements. <text:s/>However, any checksums will eventually be checked (but not necessarily right away)</text:span></text:p>
          </draw:text-box>
        </draw:frame>
        <draw:frame draw:style-name="gr5" draw:text-style-name="P3" draw:layer="layout" svg:width="20.407cm" svg:height="1.352cm" svg:x="1.818cm" svg:y="13.888cm">
          <draw:text-box>
            <text:p><text:span text:style-name="T3">Response will return an atom entry document</text:span></text:p>
          </draw:text-box>
        </draw:frame>
        <draw:frame draw:style-name="gr4" draw:layer="layout" svg:width="23.495cm" svg:height="3.842cm" svg:x="1.905cm" svg:y="15.24cm">
          <draw:text-box>
            <text:p><text:span text:style-name="T4">HTTP/1.1 202 Accepted</text:span></text:p>
            <text:p><text:span text:style-name="T4">Content-Type: application/atom+xml; charset="utf-8"</text:span></text:p>
            <text:p><text:span text:style-name="T4">X-dcs-src: urn:dataconservancy.org:file/00123</text:span></text:p>
            <text:p><text:span text:style-name="T4">Location: </text:span><text:span text:style-name="T4"><text:a xlink:href="http://dataconservancy.org/deposit/file/00123">http://dataconservancy.org/deposit/file/00123</text:a></text:span></text:p>
            <text:p/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2) Respons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tom entry document</text:p>
              </text:list-item>
              <text:list-item>
                <text:p>atom:content contains <text:s/>link to dcp document, containing a File entity representing the uploaded file</text:p>
              </text:list-item>
              <text:list-item>
                <text:p>The <text:span text:style-name="T5">src </text:span><text:span text:style-name="T6">attribute of this file entity is what the client needs to use to refer to the file in a SIP.</text:span></text:p>
                <text:list>
                  <text:list-item>
                    <text:p><text:span text:style-name="T6">This is also conveniently in the response header “X-dcs-src”</text:span></text:p>
                  </text:list-item>
                </text:list>
              </text:list-item>
              <text:list-item>
                <text:p>atom:link rel=alternate contains a link to a “status” document, containing an atom feed of all current events associated with that file in the ingest pipeline. <text:s/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2" draw:text-style-name="P4" draw:layer="layout" svg:width="26.035cm" svg:height="8.255cm" svg:x="0.635cm" svg:y="1.27cm">
          <draw:text-box>
            <text:p><text:span text:style-name="T7">&lt;entry xmlns="http://www.w3.org/2005/Atom" xmlns:sword="http://purl.org/net/sword/"&gt;</text:span></text:p>
            <text:p><text:span text:style-name="T7"><text:s text:c="2"/></text:span><text:span text:style-name="T7">&lt;id&gt;deposit:/fileUpload/00123&lt;/id&gt;</text:span></text:p>
            <text:p><text:span text:style-name="T7"><text:s text:c="2"/></text:span><text:span text:style-name="T7">&lt;content type="application/xml"</text:span></text:p>
            <text:p><text:span text:style-name="T7"><text:s text:c="4"/></text:span><text:span text:style-name="T7">src="http://localhost:8080/dcs-integration-deposit/content/fileUpload/00123" /&gt;</text:span></text:p>
            <text:p><text:span text:style-name="T7"><text:s text:c="2"/></text:span><text:span text:style-name="T7">&lt;title type="text"&gt;Deposit 00123&lt;/title&gt;</text:span></text:p>
            <text:p><text:span text:style-name="T7"><text:s text:c="2"/></text:span><text:span text:style-name="T7">&lt;updated&gt;2010-08-02T14:12:50.926Z&lt;/updated&gt;</text:span></text:p>
            <text:p><text:span text:style-name="T7"><text:s text:c="2"/></text:span><text:span text:style-name="T7">&lt;author&gt;</text:span></text:p>
            <text:p><text:span text:style-name="T7"><text:s text:c="4"/></text:span><text:span text:style-name="T7">&lt;name&gt;Depositor&lt;/name&gt;</text:span></text:p>
            <text:p><text:span text:style-name="T7"><text:s text:c="2"/></text:span><text:span text:style-name="T7">&lt;/author&gt;</text:span></text:p>
            <text:p><text:span text:style-name="T7"><text:s text:c="2"/></text:span><text:span text:style-name="T7">&lt;summary type="text"&gt;ingesting&lt;/summary&gt;</text:span></text:p>
            <text:p><text:span text:style-name="T7"><text:s text:c="2"/></text:span><text:span text:style-name="T7">&lt;link</text:span></text:p>
            <text:p><text:span text:style-name="T7"><text:s text:c="4"/></text:span><text:span text:style-name="T7">href="http://localhost:8080/dcs-integration-deposit/status/fileUpload/00123"</text:span></text:p>
            <text:p><text:span text:style-name="T7"><text:s text:c="4"/></text:span><text:span text:style-name="T7">type="application/atom+xml; type=feed" rel="alternate" title="Processing Status" /&gt;</text:span></text:p>
            <text:p><text:span text:style-name="T7"><text:s text:c="2"/></text:span><text:span text:style-name="T7">&lt;sword:treatment&gt;Deposit processing&lt;/sword:treatment&gt;</text:span></text:p>
            <text:p><text:span text:style-name="T7">&lt;/entry&gt;</text:span></text:p>
          </draw:text-box>
        </draw:frame>
        <draw:frame draw:style-name="gr4" draw:layer="layout" svg:width="26.035cm" svg:height="8.072cm" svg:x="0.635cm" svg:y="9.86cm">
          <draw:text-box>
            <text:list text:style-name="L1">
              <text:list-item>
                <text:p><text:s/>The 'content' link is dcp xml document containing a file entity and associated events.</text:p>
              </text:list-item>
              <text:list-item>
                <text:p><text:s/>The important part is the X-dcs-src header, or the 'src' attribute on the content file entity. <text:s/>The rest can be disregarded by the client </text:p>
              </text:list-item>
              <text:list-item>
                <text:p><text:s/>Or the file entity may be copied wholesale into the sip</text:p>
              </text:list-item>
              <text:list-item>
                <text:p><text:s/>Provided values (filename, fixity checksums, mime type) are reflected in the entity</text:p>
              </text:list-item>
              <text:list-item>
                <text:p><text:s/>Additional computed digests may be included</text:p>
              </text:list-item>
              <text:list-item>
                <text:p><text:s/>Any associated events are included in the content dcp as well.</text:p>
              </text:list-item>
              <text:list-item>
                <text:p><text:s/>Retrieving the atom doc at a later point might reveal changes. <text:s/>Http headers and atom “updated” will be updated accordingly.</text:p>
              </text:list-item>
              <text:list-item>
                <text:p>This entry will <text:span text:style-name="T5">not</text:span><text:span text:style-name="T6"> appear in any feed. <text:s/>Thus, clients who care to check back need to hold on to the url</text:span>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Questions so fa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we need to include a “self” link. <text:s/>That way, clients could keep a copy of the atom doc, and know how to retrieve a newer copy of it.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alternate/status docu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tom feed containing dcs Events</text:p>
              </text:list-item>
              <text:list-item>
                <text:p>Events mapped onto Atom entry semantics</text:p>
              </text:list-item>
              <text:list-item>
                <text:p>The following are equivalent:</text:p>
              </text:list-item>
            </text:list>
          </draw:text-box>
        </draw:frame>
        <draw:frame draw:style-name="gr5" draw:text-style-name="P5" draw:layer="layout" svg:width="15.615cm" svg:height="10.313cm" svg:x="1.905cm" svg:y="9.86cm">
          <draw:text-box>
            <text:p><text:span text:style-name="T8"><text:s text:c="2"/></text:span><text:span text:style-name="T8">&lt;entry&gt;</text:span></text:p>
            <text:p><text:span text:style-name="T8"><text:s text:c="4"/></text:span><text:span text:style-name="T8">&lt;id&gt;http://dataconservancy.org/y1p-26&lt;/id&gt;</text:span></text:p>
            <text:p><text:span text:style-name="T8"><text:s text:c="4"/></text:span><text:span text:style-name="T8">&lt;updated&gt;2010-07-01T15:40:02.289Z&lt;/updated&gt;</text:span></text:p>
            <text:p><text:span text:style-name="T8"><text:s text:c="4"/></text:span><text:span text:style-name="T8">&lt;title type="text"&gt;deposit&lt;/title&gt;</text:span></text:p>
            <text:p><text:span text:style-name="T8"><text:s text:c="4"/></text:span><text:span text:style-name="T8">&lt;content type="text"&gt;myOutcome&lt;/content&gt;</text:span></text:p>
            <text:p><text:span text:style-name="T8"><text:s text:c="4"/></text:span><text:span text:style-name="T8">&lt;summary type="text"&gt;myDetail&lt;/summary&gt;</text:span></text:p>
            <text:p><text:span text:style-name="T8"><text:s text:c="4"/></text:span><text:span text:style-name="T8">&lt;link href="test:/ref1" rel="related" /&gt;</text:span></text:p>
            <text:p><text:span text:style-name="T8"><text:s text:c="4"/></text:span><text:span text:style-name="T8">&lt;link href="test:/ref2" rel="related" /&gt;</text:span></text:p>
            <text:p><text:span text:style-name="T8"><text:s text:c="2"/></text:span><text:span text:style-name="T8">&lt;/entry&gt;</text:span></text:p>
            <text:p><text:span text:style-name="T8"/></text:p>
            <text:p><text:span text:style-name="T8"><text:s text:c="2"/></text:span><text:span text:style-name="T8">&lt;Event&gt;</text:span></text:p>
            <text:p><text:span text:style-name="T8"><text:s text:c="4"/></text:span><text:span text:style-name="T8">&lt;eventType&gt;deposit&lt;/eventType&gt;</text:span></text:p>
            <text:p><text:span text:style-name="T8"><text:s text:c="4"/></text:span><text:span text:style-name="T8">&lt;eventDate&gt;2010-07-01T15:40:02.289Z&lt;/eventDate&gt;</text:span></text:p>
            <text:p><text:span text:style-name="T8"><text:s text:c="4"/></text:span><text:span text:style-name="T8">&lt;eventTarget ref=”test:/ref1” &gt;</text:span></text:p>
            <text:p><text:span text:style-name="T8"><text:s text:c="4"/></text:span><text:span text:style-name="T8">&lt;eventTarget ref=”test:/ref2” &gt;</text:span></text:p>
            <text:p><text:span text:style-name="T8"><text:s text:c="4"/></text:span><text:span text:style-name="T8">&lt;eventDetail&gt;myDetail&lt;/eventDetail&gt;</text:span></text:p>
            <text:p><text:span text:style-name="T8"><text:s text:c="4"/></text:span><text:span text:style-name="T8">&lt;eventOutcome&gt;myOutcome&lt;/eventOutcome&gt;</text:span></text:p>
            <text:p><text:span text:style-name="T8"><text:s text:c="2"/></text:span><text:span text:style-name="T8">&lt;/Event&gt;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3,4 SIP deposit and respon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IP needs to be “self consistent” - contain links to entities within the SIP, or within the DCS</text:p>
              </text:list-item>
              <text:list-item>
                <text:p>References to any Files are made through the 'src' value. <text:s/>File entities in the SIP referencing uploaded content should use the 'src' value returned during the upload process.</text:p>
              </text:list-item>
              <text:list-item>
                <text:p>SIP is checked for basic schema validity before being accepted for conditional deposit</text:p>
              </text:list-item>
              <text:list-item>
                <text:p>One accepted package format for now: dcp xml 1.0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4" draw:layer="layout" svg:width="25.199cm" svg:height="3.256cm" svg:x="1.4cm" svg:y="0.962cm" presentation:class="title">
          <draw:text-box>
            <text:p>3) SIP deposit</text:p>
          </draw:text-box>
        </draw:frame>
        <draw:frame draw:style-name="gr13" draw:layer="layout" svg:width="21.59cm" svg:height="3.81cm" svg:x="1.27cm" svg:y="5.08cm">
          <draw:text-box>
            <text:p><text:span text:style-name="T4">POST /deposit/sip</text:span></text:p>
            <text:p><text:span text:style-name="T4">Host: dataconservancy.org</text:span></text:p>
            <text:p><text:span text:style-name="T4">Content-Type: application/xml</text:span></text:p>
            <text:p><text:span text:style-name="T4">X-Packaging: </text:span><text:span text:style-name="T1"><text:a xlink:href="http://dataconservancy.org/schemas/dcp/1.0">http://dataconservancy.org/schemas/dcp/1.0</text:a></text:span></text:p>
          </draw:text-box>
        </draw:frame>
        <draw:frame draw:style-name="gr5" draw:text-style-name="P3" draw:layer="layout" svg:width="25.474cm" svg:height="2.453cm" svg:x="1.832cm" svg:y="9.525cm">
          <draw:text-box>
            <text:p><text:span text:style-name="T3">And the response is an atom entry document, of identical</text:span></text:p>
            <text:p><text:span text:style-name="T3">Semantics to that produced by file deposit</text:span></text:p>
          </draw:text-box>
        </draw:frame>
        <draw:frame draw:style-name="gr5" draw:layer="layout" svg:width="21.457cm" svg:height="2.411cm" svg:x="1.403cm" svg:y="12.829cm">
          <draw:text-box>
            <text:p><text:span text:style-name="T4">HTTP/1.1 202 Accepted</text:span></text:p>
            <text:p><text:span text:style-name="T4">Content-Type: application/atom+xml; charset="utf-8"</text:span></text:p>
            <text:p><text:span text:style-name="T4">Location: </text:span><text:span text:style-name="T4"><text:a xlink:href="http://dataconservancy.org/deposit/sip/00ab">http://dataconservancy.org/deposit/sip/00ab</text:a></text:span><text:span text:style-name="T4">c 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4) Respon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s for files, the 'content' element represents a dcp. <text:s/>In the case of ingest, this contains the entire set of submitted SIP entities, plus any additional events/entities added during ingest processing.</text:p>
              </text:list-item>
              <text:list-item>
                <text:p>At any time, retrieving the atom entry doc and inspecting the content dcp will reflect the current state of each entity – incorporating any transformations that ocurred during ingest processing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4) Respon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l=alternate link points to an atom feed document containing a feed of all events submitted or generated during ingest</text:p>
              </text:list-item>
              <text:list-item>
                <text:p>Headers and updated dates are updated to reflect reality</text:p>
              </text:list-item>
              <text:list-item>
                <text:p>If a client wishes to determine the id assigned to an entity, it can either introspect in the dip, or the events.</text:p>
              </text:list-item>
              <text:list-item>
                <text:p>Every id assignment creates an event, whose detail contains the old and new identifiers, for example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wo relevant maven projects:</text:p>
                <text:list>
                  <text:list-item>
                    <text:p>dc-deposit: Contains core java-based deposit API, as well as a sword server based on Abdera.</text:p>
                    <text:list>
                      <text:list-item>
                        <text:p>Very general. <text:s/>Does not involve DCS semantics or entities. <text:s/></text:p>
                      </text:list-item>
                    </text:list>
                  </text:list-item>
                  <text:list-item>
                    <text:p>dcs-ingest: Contains the ingest framework, services, and an implementation of the deposit API which allows file and sip deposits into the ingest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2" draw:layer="layout" svg:width="25.199cm" svg:height="3.507cm" svg:x="1.4cm" svg:y="0.837cm" presentation:class="title">
          <draw:text-box>
            <text:p>dcs-deposit-cor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imary deposit interface (slightly abridged):</text:p>
              </text:list-item>
            </text:list>
          </draw:text-box>
        </draw:frame>
        <draw:frame draw:style-name="gr5" draw:text-style-name="P6" draw:layer="layout" svg:width="23.743cm" svg:height="11.771cm" svg:x="1.832cm" svg:y="6.946cm">
          <draw:text-box>
            <text:p><text:span text:style-name="T4">public interface DepositManager {</text:span></text:p>
            <text:p><text:span text:style-name="T4"><text:s/></text:span></text:p>
            <text:p><text:span text:style-name="T4"><text:s text:c="7"/></text:span><text:span text:style-name="T4">public DepositInfo deposit(InputStream content,</text:span></text:p>
            <text:p><text:span text:style-name="T4"><text:s text:c="31"/></text:span><text:span text:style-name="T4">String contentType,</text:span></text:p>
            <text:p><text:span text:style-name="T4"><text:s text:c="31"/></text:span><text:span text:style-name="T4">String packaging,</text:span></text:p>
            <text:p><text:span text:style-name="T4"><text:s text:c="31"/></text:span><text:span text:style-name="T4">Map&lt;String, String&gt; metadata);</text:span></text:p>
            <text:p><text:span text:style-name="T4"><text:s/></text:span></text:p>
            <text:p><text:span text:style-name="T4"><text:s text:c="7"/></text:span><text:span text:style-name="T4">public DepositInfo getDepositInfo(String id);</text:span></text:p>
            <text:p><text:span text:style-name="T4">}</text:span></text:p>
            <text:p><text:span text:style-name="T4"/></text:p>
            <text:p><text:span text:style-name="T4">public interface DepositInfo {</text:span></text:p>
            <text:p><text:span text:style-name="T4"><text:s text:c="7"/></text:span><text:span text:style-name="T4">public DepositDocument getDepositContent();</text:span></text:p>
            <text:p><text:span text:style-name="T4"><text:s text:c="7"/></text:span><text:span text:style-name="T4">public DepositDocument getDepositStatus();</text:span></text:p>
            <text:p><text:span text:style-name="T4"><text:s text:c="7"/></text:span><text:span text:style-name="T4">public boolean hasCompleted();</text:span></text:p>
            <text:p><text:span text:style-name="T4"><text:s text:c="7"/></text:span><text:span text:style-name="T4">public boolean isSuccessful();</text:span></text:p>
            <text:p><text:span text:style-name="T4">}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dcs-deposit-sword-server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xtends abdera server framework to add Sword support</text:p>
              </text:list-item>
              <text:list-item>
                <text:p>DefaultSWORDProvider: assembles workspaces of sword-enabled collections</text:p>
              </text:list-item>
              <text:list-item>
                <text:p>SWORDCollectionAdapter: Abstract abdera collection adapter with additional sword semantics</text:p>
              </text:list-item>
              <text:list-item>
                <text:p><text:s/>DepositManagerAdaptor: concrete implementation of SWORDCollectionAdapter which wraps an implementation of DepositManager, and takes care of all the swordid details.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dcs-deposit-statu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hould probably be re-named</text:p>
              </text:list-item>
              <text:list-item>
                <text:p>Contains simple servlets for serving DepositDocument content derived from a DepositInfo</text:p>
              </text:list-item>
              <text:list-item>
                <text:p>Contains 'StatusResourceLocator' for generating URLs to appropriate place (i.e. the simple status servlet). <text:s/>Used for generating 'content' and 'alternate' link urls.</text:p>
              </text:list-item>
            </text:list>
          </draw:text-box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aron Birkland</meta:initial-creator>
    <meta:creation-date>2010-07-01T09:13:38</meta:creation-date>
    <meta:editing-duration>PT04H36M59S</meta:editing-duration>
    <meta:editing-cycles>28</meta:editing-cycles>
    <dc:date>2010-08-02T10:22:18</dc:date>
    <dc:creator>Aaron Birkland</dc:creator>
    <meta:generator>OpenOffice.org/3.1$Unix OpenOffice.org_project/310m19$Build-9420</meta:generator>
    <meta:document-statistic meta:object-count="111"/>
  </office:meta>
</office:document-meta>
</file>